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font-name="Cambria" fo:font-size="12pt" style:font-size-asian="12pt" style:font-size-complex="12pt"/>
    </style:style>
    <style:style style:name="ce5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 office:value-type="string" calcext:value-type="string">
            <text:p>Moneyline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B2]/([.B2]+[.C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" calcext:value-type="float">
            <text:p>18</text:p>
          </table:table-cell>
          <table:table-cell table:formula="of:=ROUND([.B3]/([.B3]+[.C3]); 3)" office:value-type="float" office:value="0.743" calcext:value-type="float">
            <text:p>0.7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4]/([.B4]+[.C4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5" calcext:value-type="float">
            <text:p>35</text:p>
          </table:table-cell>
          <table:table-cell table:formula="of:=ROUND([.B5]/([.B5]+[.C5]); 3)" office:value-type="float" office:value="0.578" calcext:value-type="float">
            <text:p>0.5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5])" office:value-type="float" office:value="100" calcext:value-type="float">
            <text:p>100</text:p>
          </table:table-cell>
          <table:table-cell table:formula="of:=SUM([.C2:.C5])" office:value-type="float" office:value="53" calcext:value-type="float">
            <text:p>53</text:p>
          </table:table-cell>
          <table:table-cell table:formula="of:=ROUND([.B6]/([.B6]+[.C6]); 3)" office:value-type="float" office:value="0.654" calcext:value-type="float">
            <text:p>0.65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TS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9]/([.B9]+[.C9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" calcext:value-type="float">
            <text:p>39</text:p>
          </table:table-cell>
          <table:table-cell table:formula="of:=ROUND([.B10]/([.B10]+[.C10]); 3)" office:value-type="float" office:value="0.451" calcext:value-type="float">
            <text:p>0.4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1]/([.B11]+[.C11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" calcext:value-type="float">
            <text:p>24</text:p>
          </table:table-cell>
          <table:table-cell table:formula="of:=ROUND([.B12]/([.B12]+[.C12]); 3)" office:value-type="float" office:value="0.707" calcext:value-type="float">
            <text:p>0.7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9:.B12])" office:value-type="float" office:value="90" calcext:value-type="float">
            <text:p>90</text:p>
          </table:table-cell>
          <table:table-cell table:formula="of:=SUM([.C9:.C12])" office:value-type="float" office:value="63" calcext:value-type="float">
            <text:p>63</text:p>
          </table:table-cell>
          <table:table-cell table:formula="of:=ROUND([.B13]/([.B13]+[.C13]); 3)" office:value-type="float" office:value="0.588" calcext:value-type="float">
            <text:p>0.58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/U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6]/([.B16]+[.C16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" calcext:value-type="float">
            <text:p>37</text:p>
          </table:table-cell>
          <table:table-cell table:formula="of:=ROUND([.B17]/([.B17]+[.C17]); 3)" office:value-type="float" office:value="0.471" calcext:value-type="float">
            <text:p>0.4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8]/([.B18]+[.C18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" calcext:value-type="float">
            <text:p>33</text:p>
          </table:table-cell>
          <table:table-cell table:formula="of:=ROUND([.B19]/([.B19]+[.C19]); 3)" office:value-type="float" office:value="0.529" calcext:value-type="float">
            <text:p>0.5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16:.B19])" office:value-type="float" office:value="70" calcext:value-type="float">
            <text:p>70</text:p>
          </table:table-cell>
          <table:table-cell table:formula="of:=SUM([.C16:.C19])" office:value-type="float" office:value="70" calcext:value-type="float">
            <text:p>70</text:p>
          </table:table-cell>
          <table:table-cell table:formula="of:=ROUND([.B20]/([.B20]+[.C20]); 3)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ML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BA: 2019-02-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F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HL: 2019-02-22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00-00-00</text:date>, <text:time style:data-style-name="N2" text:time-value="17:11:03.26735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25T17:17:59.430612484</dc:date>
    <meta:editing-duration>PT20M51S</meta:editing-duration>
    <meta:editing-cycles>12</meta:editing-cycles>
    <meta:document-statistic meta:table-count="1" meta:cell-count="76" meta:object-count="0"/>
  </office:meta>
</office:document-meta>
</file>